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0e36f0" officeooo:paragraph-rsid="000e36f0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6a9955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4ec9b0"/>
    </style:style>
    <style:style style:name="T8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.settings <text:span text:style-name="T1">import</text:span> *</text:p>
      <text:p text:style-name="P1"><text:span text:style-name="T1">from</text:span> .mongo.staging <text:span text:style-name="T1">import</text:span> *</text:p>
      <text:p text:style-name="P1"><text:span text:style-name="T1">from</text:span> pymongo.read_preferences <text:span text:style-name="T1">import</text:span> ReadPreference</text:p>
      <text:p text:style-name="P4"/>
      <text:p text:style-name="P1">DEBUG = <text:span text:style-name="T2">True</text:span></text:p>
      <text:p text:style-name="P1">IS_LIVE = <text:span text:style-name="T2">False</text:span></text:p>
      <text:p text:style-name="P1">IS_GCP = <text:span text:style-name="T2">True</text:span></text:p>
      <text:p text:style-name="P1">ALLOWED_HOSTS = [<text:span text:style-name="T3">'*'</text:span>]</text:p>
      <text:p text:style-name="P4"/>
      <text:p text:style-name="P2">####### DATABASE SETTINGS ###########</text:p>
      <text:p text:style-name="P1">DATABASES = {</text:p>
      <text:p text:style-name="P1"><text:span text:style-name="T3">'default'</text:span>: {</text:p>
      <text:p text:style-name="P1"><text:span text:style-name="T3">'ENGINE'</text:span>: <text:span text:style-name="T3">'django.db.backends.mysql'</text:span>,</text:p>
      <text:p text:style-name="P1"><text:span text:style-name="T3">'NAME'</text:span>: <text:span text:style-name="T3">'careerplus'</text:span>,</text:p>
      <text:p text:style-name="P1"><text:span text:style-name="T3">'HOST'</text:span>: <text:span text:style-name="T3">''</text:span>,</text:p>
      <text:p text:style-name="P1"><text:span text:style-name="T3">'PORT'</text:span> : <text:span text:style-name="T3">''</text:span>,</text:p>
      <text:p text:style-name="P1"><text:span text:style-name="T3">'USER'</text:span>: <text:span text:style-name="T3">'root'</text:span>,</text:p>
      <text:p text:style-name="P1"><text:span text:style-name="T3">'PASSWORD'</text:span>: <text:span text:style-name="T3">'root'</text:span>,</text:p>
      <text:p text:style-name="P1">},</text:p>
      <text:p text:style-name="P1"><text:span text:style-name="T3">'master'</text:span>: {</text:p>
      <text:p text:style-name="P1"><text:span text:style-name="T3">'NAME'</text:span>: <text:span text:style-name="T3">'careerplus'</text:span>,</text:p>
      <text:p text:style-name="P1"><text:span text:style-name="T3">'ENGINE'</text:span>: <text:span text:style-name="T3">'django.db.backends.mysql'</text:span>,</text:p>
      <text:p text:style-name="P1"><text:span text:style-name="T3">'USER'</text:span>: <text:span text:style-name="T3">'root'</text:span>,</text:p>
      <text:p text:style-name="P1"><text:span text:style-name="T3">'PASSWORD'</text:span>: <text:span text:style-name="T3">'root'</text:span>,</text:p>
      <text:p text:style-name="P1"><text:span text:style-name="T3">'HOST'</text:span>: <text:span text:style-name="T3">''</text:span>,</text:p>
      <text:p text:style-name="P1"><text:span text:style-name="T3">'PORT'</text:span>: <text:span text:style-name="T3">''</text:span>,</text:p>
      <text:p text:style-name="P1"><text:span text:style-name="T3">'TEST'</text:span>: {</text:p>
      <text:p text:style-name="P1"><text:span text:style-name="T3">'MIRROR'</text:span> : <text:span text:style-name="T3">'default'</text:span>,</text:p>
      <text:p text:style-name="P1">},</text:p>
      <text:p text:style-name="P1">},</text:p>
      <text:p text:style-name="P1"><text:span text:style-name="T3">'slave'</text:span>: {</text:p>
      <text:p text:style-name="P1"><text:span text:style-name="T3">'NAME'</text:span>: <text:span text:style-name="T3">'careerplus'</text:span>,</text:p>
      <text:p text:style-name="P1"><text:span text:style-name="T3">'ENGINE'</text:span>: <text:span text:style-name="T3">'django.db.backends.mysql'</text:span>,</text:p>
      <text:p text:style-name="P1"><text:span text:style-name="T3">'USER'</text:span>: <text:span text:style-name="T3">'root'</text:span>,</text:p>
      <text:p text:style-name="P1"><text:span text:style-name="T3">'PASSWORD'</text:span>: <text:span text:style-name="T3">'root'</text:span>,</text:p>
      <text:p text:style-name="P1"><text:span text:style-name="T3">'HOST'</text:span>: <text:span text:style-name="T3">''</text:span>,</text:p>
      <text:p text:style-name="P1"><text:span text:style-name="T3">'PORT'</text:span>: <text:span text:style-name="T3">''</text:span>,</text:p>
      <text:p text:style-name="P1"><text:span text:style-name="T3">'TEST'</text:span>: {</text:p>
      <text:p text:style-name="P1"><text:span text:style-name="T3">'MIRROR'</text:span> : <text:span text:style-name="T3">'default'</text:span>,</text:p>
      <text:p text:style-name="P1">},</text:p>
      <text:p text:style-name="P1">},</text:p>
      <text:p text:style-name="P2"># 'slave': {</text:p>
      <text:p text:style-name="P2"># 'NAME': 'careerplus1',</text:p>
      <text:p text:style-name="P2"># 'ENGINE': 'django.db.backends.mysql',</text:p>
      <text:p text:style-name="P2"># 'USER': 'root',</text:p>
      <text:p text:style-name="P2"># 'PASSWORD': 'root',</text:p>
      <text:p text:style-name="P2"># },</text:p>
      <text:p text:style-name="P2"># 'oldDB': {</text:p>
      <text:p text:style-name="P2"># 'ENGINE': 'django.db.backends.mysql',</text:p>
      <text:p text:style-name="P2"># 'NAME': 'shinecp',</text:p>
      <text:p text:style-name="P2"># 'USER': 'root',</text:p>
      <text:p text:style-name="P2"><text:soft-page-break/># 'PASSWORD': 'root',</text:p>
      <text:p text:style-name="P2"># },</text:p>
      <text:p text:style-name="P1">}</text:p>
      <text:p text:style-name="P4"/>
      <text:p text:style-name="P1">DATABASE_ROUTERS = [<text:span text:style-name="T3">'careerplus.config.db_routers_test.MasterSlaveRouter'</text:span>]</text:p>
      <text:p text:style-name="P4"/>
      <text:p text:style-name="P1">DEBUG_TOOLBAR_PANELS = [</text:p>
      <text:p text:style-name="P1"><text:span text:style-name="T3">'debug_toolbar.panels.versions.VersionsPanel'</text:span>,</text:p>
      <text:p text:style-name="P1"><text:span text:style-name="T3">'debug_toolbar.panels.timer.TimerPanel'</text:span>,</text:p>
      <text:p text:style-name="P1"><text:span text:style-name="T3">'debug_toolbar.panels.settings.SettingsPanel'</text:span>,</text:p>
      <text:p text:style-name="P1"><text:span text:style-name="T3">'debug_toolbar.panels.headers.HeadersPanel'</text:span>,</text:p>
      <text:p text:style-name="P1"><text:span text:style-name="T3">'debug_toolbar.panels.request.RequestPanel'</text:span>,</text:p>
      <text:p text:style-name="P1"><text:span text:style-name="T3">'debug_toolbar.panels.sql.SQLPanel'</text:span>,</text:p>
      <text:p text:style-name="P1"><text:span text:style-name="T3">'debug_toolbar.panels.staticfiles.StaticFilesPanel'</text:span>,</text:p>
      <text:p text:style-name="P2"># 'debug_toolbar.panels.templates.TemplatesPanel',</text:p>
      <text:p text:style-name="P1"><text:span text:style-name="T3">'debug_toolbar.panels.cache.CachePanel'</text:span>,</text:p>
      <text:p text:style-name="P1"><text:span text:style-name="T3">'debug_toolbar.panels.signals.SignalsPanel'</text:span>,</text:p>
      <text:p text:style-name="P1"><text:span text:style-name="T3">'debug_toolbar.panels.logging.LoggingPanel'</text:span>,</text:p>
      <text:p text:style-name="P1"><text:span text:style-name="T3">'debug_toolbar.panels.redirects.RedirectsPanel'</text:span>,</text:p>
      <text:p text:style-name="P1">]</text:p>
      <text:p text:style-name="P4"/>
      <text:p text:style-name="P2">####### APPS SETTIMGS #################</text:p>
      <text:p text:style-name="P1">DJANGO_APPS = [</text:p>
      <text:p text:style-name="P1"><text:span text:style-name="T3">'dal'</text:span>,</text:p>
      <text:p text:style-name="P1"><text:span text:style-name="T3">'dal_select2'</text:span>,</text:p>
      <text:p text:style-name="P1"><text:span text:style-name="T3">'django.contrib.admin'</text:span>,</text:p>
      <text:p text:style-name="P1"><text:span text:style-name="T3">'django.contrib.auth'</text:span>,</text:p>
      <text:p text:style-name="P1"><text:span text:style-name="T3">'django.contrib.contenttypes'</text:span>,</text:p>
      <text:p text:style-name="P1"><text:span text:style-name="T3">'django.contrib.sites'</text:span>,</text:p>
      <text:p text:style-name="P1"><text:span text:style-name="T3">'django.contrib.sessions'</text:span>,</text:p>
      <text:p text:style-name="P1"><text:span text:style-name="T3">'django.contrib.messages'</text:span>,</text:p>
      <text:p text:style-name="P1"><text:span text:style-name="T3">'collectfaster'</text:span>, <text:span text:style-name="T4"># Needed here before staticfiles</text:span></text:p>
      <text:p text:style-name="P1"><text:span text:style-name="T3">'django.contrib.staticfiles'</text:span>,</text:p>
      <text:p text:style-name="P1"><text:span text:style-name="T3">'django.contrib.humanize'</text:span>,</text:p>
      <text:p text:style-name="P1">]</text:p>
      <text:p text:style-name="P1">INSTALLED_APPS = DJANGO_APPS + THIRD_PARTY_APPS + LOCAL_APPS</text:p>
      <text:p text:style-name="P1"><text:span text:style-name="T1">if</text:span> DEBUG:</text:p>
      <text:p text:style-name="P1">DEV_APPS = [</text:p>
      <text:p text:style-name="P1"><text:span text:style-name="T3">'debug_toolbar'</text:span>,</text:p>
      <text:p text:style-name="P1"><text:span text:style-name="T3">'rest_framework_swagger'</text:span>,</text:p>
      <text:p text:style-name="P1">]</text:p>
      <text:p text:style-name="P1">INSTALLED_APPS += DEV_APPS</text:p>
      <text:p text:style-name="P4"/>
      <text:p text:style-name="P2">######### MIDDLEWARE SETTINGS ######</text:p>
      <text:p text:style-name="P1"><text:span text:style-name="T1">if</text:span> DEBUG:</text:p>
      <text:p text:style-name="P1">DEV_MIDDLEWARE = [</text:p>
      <text:p text:style-name="P1"><text:span text:style-name="T3">'debug_toolbar.middleware.DebugToolbarMiddleware'</text:span>,</text:p>
      <text:p text:style-name="P1">]</text:p>
      <text:p text:style-name="P1">MIDDLEWARE = MIDDLEWARE + DEV_MIDDLEWARE</text:p>
      <text:p text:style-name="P4"/>
      <text:p text:style-name="P1">DEBUG_TOOLBAR_CONFIG = {</text:p>
      <text:p text:style-name="P1"><text:soft-page-break/><text:span text:style-name="T3">"SHOW_TOOLBAR_CALLBACK"</text:span>: <text:span text:style-name="T2">lambda</text:span> <text:span text:style-name="T5">request</text:span>: DEBUG <text:span text:style-name="T2">and</text:span> <text:span text:style-name="T2">not</text:span> request.GET.get(<text:span text:style-name="T3">'nodebug'</text:span>),</text:p>
      <text:p text:style-name="P1">}</text:p>
      <text:p text:style-name="P4"/>
      <text:p text:style-name="P2">#### CELERY SETTINGS ########</text:p>
      <text:p text:style-name="P1">BROKER_URL = <text:span text:style-name="T3">'redis://localhost:6379/0'</text:span></text:p>
      <text:p text:style-name="P4"/>
      <text:p text:style-name="P2">########## WSGI SETTINGS #################</text:p>
      <text:p text:style-name="P1">WSGI_APPLICATION = <text:span text:style-name="T3">'careerplus.config.wsgi.application'</text:span></text:p>
      <text:p text:style-name="P4"/>
      <text:p text:style-name="P1">INVOICE_DIR = <text:span text:style-name="T3">'invoice/'</text:span> <text:span text:style-name="T4"># Cloud path</text:span></text:p>
      <text:p text:style-name="P1">RESUME_DIR = <text:span text:style-name="T3">'resume/'</text:span> <text:span text:style-name="T4"># Cloud path</text:span></text:p>
      <text:p text:style-name="P1">RESUME_TEMPLATE_DIR = <text:span text:style-name="T3">'resume-builder'</text:span> <text:span text:style-name="T4"># Cloud path</text:span></text:p>
      <text:p text:style-name="P4"/>
      <text:p text:style-name="P2">########## DOMAIN SETTINGS ######################</text:p>
      <text:p text:style-name="P1">SITE_DOMAIN = <text:span text:style-name="T3">'learning1.shine.com'</text:span></text:p>
      <text:p text:style-name="P1">MOBILE_SITE_DOMAIN = <text:span text:style-name="T3">'mlearning1.shine.com'</text:span></text:p>
      <text:p text:style-name="P1">SITE_PROTOCOL = <text:span text:style-name="T3">'https'</text:span></text:p>
      <text:p text:style-name="P1">MAIN_DOMAIN_PREFIX = <text:span text:style-name="T3">'</text:span><text:span text:style-name="T2">{}</text:span><text:span text:style-name="T3">://</text:span><text:span text:style-name="T2">{}</text:span><text:span text:style-name="T3">'</text:span>.format(SITE_PROTOCOL, SITE_DOMAIN) <text:span text:style-name="T4"># 'http://learning.shine.com'</text:span></text:p>
      <text:p text:style-name="P1">MOBILE_PROTOCOL_DOMAIN = <text:span text:style-name="T3">'</text:span><text:span text:style-name="T2">{}</text:span><text:span text:style-name="T3">://</text:span><text:span text:style-name="T2">{}</text:span><text:span text:style-name="T3">'</text:span>.format(SITE_PROTOCOL,SITE_DOMAIN)</text:p>
      <text:p text:style-name="P1">MOBILE_LOGIN_URL = <text:span text:style-name="T3">'</text:span><text:span text:style-name="T2">{}</text:span><text:span text:style-name="T3">/login/'</text:span>.format(MAIN_DOMAIN_PREFIX)</text:p>
      <text:p text:style-name="P1">META_SITE_PROTOCOL = SITE_DOMAIN</text:p>
      <text:p text:style-name="P1">META_SITE_DOMAIN = SITE_PROTOCOL</text:p>
      <text:p text:style-name="P1">META_FB_PROFILE_ID = <text:span text:style-name="T3">'282244838633660'</text:span></text:p>
      <text:p text:style-name="P4"/>
      <text:p text:style-name="P2">######### SOLR SETTINGS #############</text:p>
      <text:p text:style-name="P1">HAYSTACK_CONNECTIONS = {</text:p>
      <text:p text:style-name="P1"><text:span text:style-name="T3">'default'</text:span>: {</text:p>
      <text:p text:style-name="P1"><text:span text:style-name="T3">'ENGINE'</text:span>: <text:span text:style-name="T3">'core.library.haystack.custom_solr_backend.CustomSolrEngine'</text:span>,</text:p>
      <text:p text:style-name="P1"><text:span text:style-name="T3">'URL'</text:span>: <text:span text:style-name="T3">'http://172.22.67.214:8983/solr/prdt'</text:span>, <text:span text:style-name="T4"># prdt(staging learning1) # live_prod(staging learing2)</text:span></text:p>
      <text:p text:style-name="P1"><text:span text:style-name="T3">'INCLUDE_SPELLING'</text:span>: <text:span text:style-name="T2">False</text:span>,</text:p>
      <text:p text:style-name="P1">},</text:p>
      <text:p text:style-name="P4"/>
      <text:p text:style-name="P1"><text:span text:style-name="T3">'index'</text:span>: {</text:p>
      <text:p text:style-name="P1"><text:span text:style-name="T3">'ENGINE'</text:span>: <text:span text:style-name="T3">'core.library.haystack.custom_solr_backend.CustomSolrEngine'</text:span>,</text:p>
      <text:p text:style-name="P1"><text:span text:style-name="T3">'URL'</text:span>: <text:span text:style-name="T3">'http://172.22.67.214:8983/solr/prdt'</text:span>, <text:span text:style-name="T4"># prdt(staging learning1) # live_prod(staging learing2)</text:span></text:p>
      <text:p text:style-name="P1"><text:span text:style-name="T3">'INCLUDE_SPELLING'</text:span>: <text:span text:style-name="T2">False</text:span>,</text:p>
      <text:p text:style-name="P1">}</text:p>
      <text:p text:style-name="P1">}</text:p>
      <text:p text:style-name="P4"/>
      <text:p text:style-name="P2">###### SHINE SETTINGS ###########</text:p>
      <text:p text:style-name="P1">SHINE_SITE = <text:span text:style-name="T3">'https://sumosc.shine.com'</text:span></text:p>
      <text:p text:style-name="P1">SHINE_API_URL = <text:span text:style-name="T3">'https://sumosc.shine.com/api/v2'</text:span></text:p>
      <text:p text:style-name="P1">SHINE_API_USER = <text:span text:style-name="T3">'scpapiuser@gmail.com'</text:span></text:p>
      <text:p text:style-name="P1">SHINE_API_USER_PWD = <text:span text:style-name="T3">'tarun@123'</text:span></text:p>
      <text:p text:style-name="P1">CLIENT_ACCESS_KEY = <text:span text:style-name="T3">"ZiHCJeTKh4EppsrOEHXIQPd2OKvV4JWrlKql0Y1JONE"</text:span></text:p>
      <text:p text:style-name="P1">CLIENT_ACCESS_SECRET = <text:span text:style-name="T3">"QdEhIXFmhlHQdveZB1h9u9xxnfvFleET6bNUPlKYwU4"</text:span></text:p>
      <text:p text:style-name="P1">SHINE_API_TIMEOUT = <text:span text:style-name="T6">5</text:span></text:p>
      <text:p text:style-name="P4"><text:soft-page-break/></text:p>
      <text:p text:style-name="P2"># sumosc settings</text:p>
      <text:p text:style-name="P1">SHINE_SITE = <text:span text:style-name="T3">'https://sumosc.shine.com'</text:span></text:p>
      <text:p text:style-name="P1">SHINE_API_URL = <text:span text:style-name="T3">'https://sumosc.shine.com/api/v2'</text:span></text:p>
      <text:p text:style-name="P1">CLIENT_ACCESS_KEY = <text:span text:style-name="T3">"M2XFaFVHHJwlISEQxFQis1cQoKe6lIBKUGaEDG0WiHA"</text:span></text:p>
      <text:p text:style-name="P1">CLIENT_ACCESS_SECRET = <text:span text:style-name="T3">"aSQrGC9VZ866os5AZNGsor4CThxfGNz3s8V7rSMX3TY"</text:span></text:p>
      <text:p text:style-name="P1">SHINE_API_USER = <text:span text:style-name="T3">'scpapiuser@gmail.com'</text:span></text:p>
      <text:p text:style-name="P1">SHINE_API_USER_PWD = <text:span text:style-name="T3">'password'</text:span></text:p>
      <text:p text:style-name="P1">SHINE_API_TIMEOUT = <text:span text:style-name="T6">5</text:span></text:p>
      <text:p text:style-name="P4"/>
      <text:p text:style-name="P1">CELERY_ALWAYS_EAGER = <text:span text:style-name="T2">False</text:span></text:p>
      <text:p text:style-name="P4"/>
      <text:p text:style-name="P2">####### CCAVENUE SETTINGS ###########################</text:p>
      <text:p text:style-name="P1">CCAVENUE_ACCESS_CODE = <text:span text:style-name="T3">'AVEX73EI34CC49XECC'</text:span></text:p>
      <text:p text:style-name="P1">CCAVENUE_WORKING_KEY = <text:span text:style-name="T3">'DE002F3C615C11E7FB7D333050103230'</text:span></text:p>
      <text:p text:style-name="P1">CCAVENUE_MOBILE_ACCESS_CODE = <text:span text:style-name="T3">'AVYX74EK04AB50XYBA'</text:span></text:p>
      <text:p text:style-name="P1">CCAVENUE_MOBILE_WORKING_KEY = <text:span text:style-name="T3">'A081DDE3B5B50F269F8980EB2ADEC9F3'</text:span></text:p>
      <text:p text:style-name="P1">CCAVENUE_URL = <text:span text:style-name="T3">'https://secure.ccavenue.com/transaction/transaction.do?command=initiateTransaction'</text:span></text:p>
      <text:p text:style-name="P4"/>
      <text:p text:style-name="P2">####### EPAYLATER SETTINGS ###########################</text:p>
      <text:p text:style-name="P1">EPAYLATER_INFO = {<text:span text:style-name="T3">"payment_url"</text:span>: <text:span text:style-name="T3">"https://payment-sandbox.epaylater.in/web/process-transaction"</text:span>,</text:p>
      <text:p text:style-name="P1"><text:span text:style-name="T3">"apiKey"</text:span>: <text:span text:style-name="T3">"secret_31f23758-6325-442c-a98c-9eaf1d41a188"</text:span>,</text:p>
      <text:p text:style-name="P1"><text:span text:style-name="T3">"aeskey"</text:span>: <text:span text:style-name="T3">"698042ECAE38D843A166AEFADD109687"</text:span>,</text:p>
      <text:p text:style-name="P1"><text:span text:style-name="T3">"iv"</text:span>: <text:span text:style-name="T3">"D58C8D87960088FF"</text:span>,</text:p>
      <text:p text:style-name="P1"><text:span text:style-name="T3">"mCode"</text:span>: <text:span text:style-name="T3">"SHINELEARNING"</text:span>,</text:p>
      <text:p text:style-name="P1"><text:span text:style-name="T3">"category"</text:span>: <text:span text:style-name="T3">"LEARNING"</text:span>,</text:p>
      <text:p text:style-name="P1"><text:span text:style-name="T3">"base_url"</text:span>: <text:span text:style-name="T3">"https://api-sandbox.epaylater.in/"</text:span>}</text:p>
      <text:p text:style-name="P4"/>
      <text:p text:style-name="P2">###### CACHE SETTINGS #################</text:p>
      <text:p text:style-name="P1">SITEMAP_CACHING_TIME = <text:span text:style-name="T6">86400</text:span></text:p>
      <text:p text:style-name="P2"># Cache related settings</text:p>
      <text:p text:style-name="P1">CACHES = {</text:p>
      <text:p text:style-name="P1"><text:span text:style-name="T3">'default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[</text:p>
      <text:p text:style-name="P1"><text:span text:style-name="T3">"redis://127.0.0.1:6379/1"</text:span>,</text:p>
      <text:p text:style-name="P1">],</text:p>
      <text:p text:style-name="P1"><text:span text:style-name="T3">"TIMEOUT"</text:span>: <text:span text:style-name="T6">86400</text:span>,</text:p>
      <text:p text:style-name="P1"><text:span text:style-name="T3">"OPTIONS"</text:span>: {</text:p>
      <text:p text:style-name="P1"><text:span text:style-name="T3">"CLIENT_CLASS"</text:span>: <text:span text:style-name="T3">"django_redis.client.ShardClient"</text:span>,</text:p>
      <text:p text:style-name="P1"><text:span text:style-name="T3">'CONNECTION_POOL_KWARGS'</text:span>: {<text:span text:style-name="T3">'max_connections'</text:span>: <text:span text:style-name="T6">100</text:span>},</text:p>
      <text:p text:style-name="P1">}</text:p>
      <text:p text:style-name="P1">},</text:p>
      <text:p text:style-name="P1"><text:span text:style-name="T3">'session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[</text:p>
      <text:p text:style-name="P1"><text:span text:style-name="T3">"redis://127.0.0.1:6379/2"</text:span>,</text:p>
      <text:p text:style-name="P1">],</text:p>
      <text:p text:style-name="P1"><text:span text:style-name="T3">"TIMEOUT"</text:span>: <text:span text:style-name="T6">86400</text:span>,</text:p>
      <text:p text:style-name="P1"><text:soft-page-break/><text:span text:style-name="T3">"OPTIONS"</text:span>: {</text:p>
      <text:p text:style-name="P1"><text:span text:style-name="T3">"CLIENT_CLASS"</text:span>: <text:span text:style-name="T3">"django_redis.client.ShardClient"</text:span>,</text:p>
      <text:p text:style-name="P1"><text:span text:style-name="T3">'CONNECTION_POOL_KWARGS'</text:span>: {<text:span text:style-name="T3">'max_connections'</text:span>: <text:span text:style-name="T6">100</text:span>},</text:p>
      <text:p text:style-name="P1">}</text:p>
      <text:p text:style-name="P1">},</text:p>
      <text:p text:style-name="P1"><text:span text:style-name="T3">'search_lookup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<text:span text:style-name="T3">"redis://127.0.0.1:6379/3"</text:span>,</text:p>
      <text:p text:style-name="P1"><text:span text:style-name="T3">"OPTIONS"</text:span>: {</text:p>
      <text:p text:style-name="P1"><text:span text:style-name="T3">"CLIENT_CLASS"</text:span>: <text:span text:style-name="T3">"django_redis.client.DefaultClient"</text:span>,</text:p>
      <text:p text:style-name="P1"><text:span text:style-name="T3">'CONNECTION_POOL_KWARGS'</text:span>: {<text:span text:style-name="T3">'max_connections'</text:span>: <text:span text:style-name="T6">50</text:span>},</text:p>
      <text:p text:style-name="P1">}</text:p>
      <text:p text:style-name="P1">},</text:p>
      <text:p text:style-name="P1"><text:span text:style-name="T3">'candidate_search_lookup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<text:span text:style-name="T3">"redis://172.22.67.223:6379/4"</text:span>,</text:p>
      <text:p text:style-name="P1"><text:span text:style-name="T3">"OPTIONS"</text:span>: {</text:p>
      <text:p text:style-name="P1"><text:span text:style-name="T3">"CLIENT_CLASS"</text:span>: <text:span text:style-name="T3">"django_redis.client.DefaultClient"</text:span>,</text:p>
      <text:p text:style-name="P1"><text:span text:style-name="T3">'CONNECTION_POOL_KWARGS'</text:span>: {<text:span text:style-name="T3">'max_connections'</text:span>: <text:span text:style-name="T6">50</text:span>},</text:p>
      <text:p text:style-name="P1">}</text:p>
      <text:p text:style-name="P1">},</text:p>
      <text:p text:style-name="P1"><text:span text:style-name="T3">'job_title_lookup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<text:span text:style-name="T3">"redis://172.22.67.223:6379/13"</text:span>,</text:p>
      <text:p text:style-name="P1">},</text:p>
      <text:p text:style-name="P1"><text:span text:style-name="T3">'token'</text:span>: {</text:p>
      <text:p text:style-name="P1"><text:span text:style-name="T3">"BACKEND"</text:span>: <text:span text:style-name="T3">"django_redis.cache.RedisCache"</text:span>,</text:p>
      <text:p text:style-name="P1"><text:span text:style-name="T3">"LOCATION"</text:span>: <text:span text:style-name="T3">"redis://127.0.0.1:6379/12"</text:span>,</text:p>
      <text:p text:style-name="P1"><text:span text:style-name="T3">"TIMEOUT"</text:span>: <text:span text:style-name="T6">30</text:span> * <text:span text:style-name="T6">86400</text:span>,</text:p>
      <text:p text:style-name="P1"><text:span text:style-name="T3">"OPTIONS"</text:span>: {</text:p>
      <text:p text:style-name="P1"><text:span text:style-name="T3">"CLIENT_CLASS"</text:span>: <text:span text:style-name="T3">"django_redis.client.DefaultClient"</text:span>,</text:p>
      <text:p text:style-name="P1"><text:span text:style-name="T3">'CONNECTION_POOL_KWARGS'</text:span>: {<text:span text:style-name="T3">'max_connections'</text:span>: <text:span text:style-name="T6">100</text:span>},</text:p>
      <text:p text:style-name="P1">}</text:p>
      <text:p text:style-name="P1">}</text:p>
      <text:p text:style-name="P1">}</text:p>
      <text:p text:style-name="P4"/>
      <text:p text:style-name="P2">###### LOGGING SETTINGS #############</text:p>
      <text:p text:style-name="P1">SYSLOG_ADDRESS = <text:span text:style-name="T3">'/dev/log'</text:span></text:p>
      <text:p text:style-name="P2"># Following is to make sure logging works with mac machines 2</text:p>
      <text:p text:style-name="P1"><text:span text:style-name="T1">if</text:span> sys.platform == <text:span text:style-name="T3">"darwin"</text:span>:</text:p>
      <text:p text:style-name="P1">SYSLOG_ADDRESS = <text:span text:style-name="T3">"/var/run/syslog"</text:span></text:p>
      <text:p text:style-name="P2"># LOGGING['handlers']['syslog']['address'] = SYSLOG_ADDRESS</text:p>
      <text:p text:style-name="P4"/>
      <text:p text:style-name="P1">SESSION_COOKIE_SECURE = <text:span text:style-name="T2">True</text:span></text:p>
      <text:p text:style-name="P1">CSRF_COOKIE_SECURE = <text:span text:style-name="T2">True</text:span></text:p>
      <text:p text:style-name="P1">DEBUG = <text:span text:style-name="T2">True</text:span></text:p>
      <text:p text:style-name="P1">COMPRESS_ENABLED = <text:span text:style-name="T2">False</text:span></text:p>
      <text:p text:style-name="P1">COMPRESS_OFFLINE = <text:span text:style-name="T2">False</text:span></text:p>
      <text:p text:style-name="P4"/>
      <text:p text:style-name="P1">CART_DROP_OUT_EMAIL = <text:span text:style-name="T6">1</text:span> * <text:span text:style-name="T6">60</text:span></text:p>
      <text:p text:style-name="P1">CART_DROP_OUT_LEAD = <text:span text:style-name="T6">3</text:span> * <text:span text:style-name="T6">60</text:span></text:p>
      <text:p text:style-name="P1"><text:soft-page-break/>SHIPPING_DROP_OUT_LEAD = <text:span text:style-name="T6">10</text:span> * <text:span text:style-name="T6">60</text:span></text:p>
      <text:p text:style-name="P1">PAYMENT_DROP_LEAD = <text:span text:style-name="T6">5</text:span> * <text:span text:style-name="T6">60</text:span></text:p>
      <text:p text:style-name="P4"/>
      <text:p text:style-name="P2"># Booster Recruiters</text:p>
      <text:p text:style-name="P1">BOOSTER_RECRUITERS = [<text:span text:style-name="T3">'amar.kumar@hindustantimes.com'</text:span>]</text:p>
      <text:p text:style-name="P4"/>
      <text:p text:style-name="P1">CP_VENDOR_ID = <text:span text:style-name="T3">'12345'</text:span></text:p>
      <text:p text:style-name="P4"/>
      <text:p text:style-name="P2">##### ROUNDONE</text:p>
      <text:p text:style-name="P1">ROUNDONE_PRODUCT_ID = <text:span text:style-name="T6">2129</text:span></text:p>
      <text:p text:style-name="P1">ROUNDONE_API_BASEURL = <text:span text:style-name="T3">"http://api.roundone.asia"</text:span></text:p>
      <text:p text:style-name="P1">ROUNDONE_API_BASEURL_ORDER = <text:span text:style-name="T3">"http://testing.roundone.asia"</text:span></text:p>
      <text:p text:style-name="P1">ROUNDONE_ORDER_SECRET_KEY = <text:span text:style-name="T3">'xHVEbrvpiH8BMol5rZt7YuDO'</text:span></text:p>
      <text:p text:style-name="P1">ROUNDONE_JOBDETAIL_SECRET_KEY = <text:span text:style-name="T3">'cQMYGVYxrMqHGPSAZeRDm4G'</text:span></text:p>
      <text:p text:style-name="P1">ROUNDONE_CP_CLIENT_ID = <text:span text:style-name="T3">'lnVPB3Oe9YPA3g)!F9zrFbg'</text:span></text:p>
      <text:p text:style-name="P1">ROUNDONE_CP_CLIENT_SECRET = <text:span text:style-name="T3">'c&amp;OMxZ^0T*6qvyi0e3lU9OjWc!(%Wp+'</text:span></text:p>
      <text:p text:style-name="P1">ROUNDONE_ENCODING_KEY = <text:span text:style-name="T3">'roundonetestkey'</text:span></text:p>
      <text:p text:style-name="P1">ROUNDONE_ENCODING_SALT = <text:span text:style-name="T3">'roundonetestsalt'</text:span></text:p>
      <text:p text:style-name="P1">ROUNDONE_DEFAULT_PASSWORD = <text:span text:style-name="T3">'cp@roundone'</text:span></text:p>
      <text:p text:style-name="P1">ROUNDONE_API_TIMEOUT = <text:span text:style-name="T6">5</text:span></text:p>
      <text:p text:style-name="P1">ROUNDONE_API_DICT = {</text:p>
      <text:p text:style-name="P1"><text:span text:style-name="T3">'amount'</text:span>: <text:span text:style-name="T6">1999</text:span>,</text:p>
      <text:p text:style-name="P1"><text:span text:style-name="T3">'organisationId'</text:span>: <text:span text:style-name="T6">11</text:span>,</text:p>
      <text:p text:style-name="P1"><text:span text:style-name="T3">'affiliateName'</text:span>: <text:span text:style-name="T3">'CP'</text:span>,</text:p>
      <text:p text:style-name="P1"><text:span text:style-name="T3">'client_id'</text:span>: ROUNDONE_CP_CLIENT_ID,</text:p>
      <text:p text:style-name="P1"><text:span text:style-name="T3">'client_secret'</text:span>: ROUNDONE_CP_CLIENT_SECRET,</text:p>
      <text:p text:style-name="P1"><text:span text:style-name="T3">'order_secret_key'</text:span>: ROUNDONE_ORDER_SECRET_KEY,</text:p>
      <text:p text:style-name="P1"><text:span text:style-name="T3">'jobdetail_secret_key'</text:span>: ROUNDONE_JOBDETAIL_SECRET_KEY,</text:p>
      <text:p text:style-name="P1"><text:span text:style-name="T3">'location_url'</text:span>: ROUNDONE_API_BASEURL + <text:span text:style-name="T3">"/applicant/location-list"</text:span>,</text:p>
      <text:p text:style-name="P1"><text:span text:style-name="T3">'order_save_url'</text:span>: ROUNDONE_API_BASEURL_ORDER + <text:span text:style-name="T3">"/api/careerplus/save"</text:span>,</text:p>
      <text:p text:style-name="P1"><text:span text:style-name="T3">'job_search_url'</text:span>: ROUNDONE_API_BASEURL + <text:span text:style-name="T3">"/applicant/search"</text:span>,</text:p>
      <text:p text:style-name="P1"><text:span text:style-name="T3">'oauth_url'</text:span>: ROUNDONE_API_BASEURL + <text:span text:style-name="T3">"/oauth-token"</text:span>,</text:p>
      <text:p text:style-name="P1"><text:span text:style-name="T3">'job_detail_url'</text:span>: ROUNDONE_API_BASEURL + <text:span text:style-name="T3">"/applicant/job-details"</text:span>,</text:p>
      <text:p text:style-name="P1"><text:span text:style-name="T3">'is_premium_url'</text:span>: ROUNDONE_API_BASEURL + <text:span text:style-name="T3">"/applicant/is-premium"</text:span>,</text:p>
      <text:p text:style-name="P1"><text:span text:style-name="T3">'save_job_url'</text:span>: ROUNDONE_API_BASEURL + <text:span text:style-name="T3">"/applicant/save-jobs"</text:span>,</text:p>
      <text:p text:style-name="P1"><text:span text:style-name="T3">'get_profile_url'</text:span>: ROUNDONE_API_BASEURL + <text:span text:style-name="T3">"/applicant/get-profile"</text:span>,</text:p>
      <text:p text:style-name="P1"><text:span text:style-name="T3">'post_profile_url'</text:span>: ROUNDONE_API_BASEURL + <text:span text:style-name="T3">"/applicant/post-profile"</text:span>,</text:p>
      <text:p text:style-name="P1"><text:span text:style-name="T3">'submit_resume'</text:span>: ROUNDONE_API_BASEURL + <text:span text:style-name="T3">"/applicant/submit-resume"</text:span>,</text:p>
      <text:p text:style-name="P1"><text:span text:style-name="T3">'referral_request_url'</text:span>: ROUNDONE_API_BASEURL + <text:span text:style-name="T3">"/applicant/referral-request"</text:span>,</text:p>
      <text:p text:style-name="P1"><text:span text:style-name="T3">'referral_status_url'</text:span>: ROUNDONE_API_BASEURL + <text:span text:style-name="T3">"/applicant/referral-status"</text:span>,</text:p>
      <text:p text:style-name="P1"><text:span text:style-name="T3">'referral_confirm_url'</text:span>: ROUNDONE_API_BASEURL + <text:span text:style-name="T3">"/applicant/confirm-interaction"</text:span>,</text:p>
      <text:p text:style-name="P1"><text:span text:style-name="T3">'upcoming_interaction_url'</text:span>: ROUNDONE_API_BASEURL + <text:span text:style-name="T3">"/applicant/upcoming-interactions"</text:span>,</text:p>
      <text:p text:style-name="P1"><text:span text:style-name="T3">'past_interaction_url'</text:span>: ROUNDONE_API_BASEURL + <text:span text:style-name="T3">"/applicant/past-interactions"</text:span>,</text:p>
      <text:p text:style-name="P1"><text:span text:style-name="T3">'saved_history_url'</text:span>: ROUNDONE_API_BASEURL + <text:span text:style-name="T3">"/applicant/get-saved-jobs"</text:span>,</text:p>
      <text:p text:style-name="P1"><text:span text:style-name="T3">'delete_job_url'</text:span>: ROUNDONE_API_BASEURL + <text:span text:style-name="T3">"/applicant/delete-saved-job"</text:span>,</text:p>
      <text:p text:style-name="P1"><text:span text:style-name="T3">'feedback_submit_url'</text:span>: ROUNDONE_API_BASEURL + <text:span text:style-name="T3">"/applicant/submit-feedback"</text:span>,</text:p>
      <text:p text:style-name="P1"><text:span text:style-name="T3">'interaction_result_url'</text:span>: ROUNDONE_API_BASEURL + <text:span text:style-name="T3">"/applicant/view-interaction-result"</text:span>,</text:p>
      <text:p text:style-name="P1"><text:span text:style-name="T3">'update_credential_url'</text:span>: ROUNDONE_API_BASEURL + <text:span text:style-name="T3">"/applicant/update-credentials"</text:span></text:p>
      <text:p text:style-name="P1">}</text:p>
      <text:p text:style-name="P4"/>
      <text:p text:style-name="P2"><text:soft-page-break/>### LINKEDIN SETTINGS</text:p>
      <text:p text:style-name="P1">REDIRECT_URI = <text:span text:style-name="T3">'</text:span><text:span text:style-name="T2">{}</text:span><text:span text:style-name="T3">/linkedin/login'</text:span>.format(MAIN_DOMAIN_PREFIX)</text:p>
      <text:p text:style-name="P1">CLIENT_ID = <text:span text:style-name="T3">"757gbstpwa6dqp"</text:span></text:p>
      <text:p text:style-name="P1">CLIENT_SECRET = <text:span text:style-name="T3">"creqezZ0kPJnJWRk"</text:span></text:p>
      <text:p text:style-name="P1">STATE = <text:span text:style-name="T3">"9899002507upender"</text:span></text:p>
      <text:p text:style-name="P1">SCOPE = <text:span text:style-name="T3">'r_emailaddress r_basicprofile'</text:span></text:p>
      <text:p text:style-name="P1">TOKEN_URL = <text:span text:style-name="T3">"https://www.linkedin.com/oauth/v2/accessToken"</text:span></text:p>
      <text:p text:style-name="P1">OAUTH_URL = <text:span text:style-name="T3">"https://www.linkedin.com/oauth/v2/authorization?"</text:span></text:p>
      <text:p text:style-name="P1">LINKEDIN_INFO_API = <text:span text:style-name="T3">"https://api.linkedin.com/v1/people/~:(id,first-name,last-name,picture-url,public-profile-url,email-address)?oauth2_access_token="</text:span></text:p>
      <text:p text:style-name="P1">LINKEDIN_DICT = {</text:p>
      <text:p text:style-name="P1"><text:span text:style-name="T3">"CLIENT_ID"</text:span>: <text:span text:style-name="T3">"81fbxkgs5558q0"</text:span>,</text:p>
      <text:p text:style-name="P1"><text:span text:style-name="T3">"CLIENT_SECRET"</text:span>: <text:span text:style-name="T3">"ECioffWZKBbXhkbu"</text:span>,</text:p>
      <text:p text:style-name="P1">}</text:p>
      <text:p text:style-name="P1">TEST_EMAIL = <text:span text:style-name="T2">True</text:span></text:p>
      <text:p text:style-name="P1">TAG_MAILER = <text:span text:style-name="T2">False</text:span></text:p>
      <text:p text:style-name="P4"/>
      <text:p text:style-name="P1">USE_TZ = <text:span text:style-name="T2">True</text:span></text:p>
      <text:p text:style-name="P2">###### STORAGE SETTINGS #############</text:p>
      <text:p text:style-name="P1">DEFAULT_FILE_STORAGE = <text:span text:style-name="T3">'core.library.gcloud.custom_cloud_storage.GCPMediaStorage'</text:span></text:p>
      <text:p text:style-name="P1">GS_BUCKET_NAME = <text:span text:style-name="T3">'learning-media-staging-189607'</text:span></text:p>
      <text:p text:style-name="P1">PRIVATE_MEDIA_FILE_STORAGE = <text:span text:style-name="T3">'core.library.gcloud.custom_cloud_storage.GCPPrivateMediaStorage'</text:span></text:p>
      <text:p text:style-name="P1">GCP_PRIVATE_MEDIA_BUCKET = <text:span text:style-name="T3">'learning--misc-staging-189607'</text:span></text:p>
      <text:p text:style-name="P1">GCP_RESUME_BUILDER_BUCKET = <text:span text:style-name="T3">'learning--misc-staging-189607'</text:span></text:p>
      <text:p text:style-name="P1">CRM_PRIVATE_MEDIA_BUCKET = <text:span text:style-name="T3">'learningcrm-misc-staging-189607'</text:span></text:p>
      <text:p text:style-name="P4"/>
      <text:p text:style-name="P1">COMPRESS_STORAGE = STATICFILES_STORAGE = <text:span text:style-name="T3">'core.library.gcloud.custom_cloud_storage.GCPStaticStorage'</text:span></text:p>
      <text:p text:style-name="P1">GS_PROJECT_ID = <text:span text:style-name="T3">'shine-staging-189607'</text:span></text:p>
      <text:p text:style-name="P1">GCP_STATIC_BUCKET = <text:span text:style-name="T3">'learning-static-staging-189607'</text:span></text:p>
      <text:p text:style-name="P4"/>
      <text:p text:style-name="P1">INVOICE_FILE_STORAGE = <text:span text:style-name="T3">'core.library.gcloud.custom_cloud_storage.GCPInvoiceStorage'</text:span></text:p>
      <text:p text:style-name="P1">GCP_INVOICE_BUCKET = <text:span text:style-name="T3">'learning-invoices-staging-189607'</text:span></text:p>
      <text:p text:style-name="P4"/>
      <text:p text:style-name="P2"># GS_AUTO_CREATE_BUCKET = True</text:p>
      <text:p text:style-name="P1">STATIC_URL = <text:span text:style-name="T3">'https://</text:span><text:span text:style-name="T2">{}</text:span><text:span text:style-name="T3">.storage.googleapis.com/l/s/'</text:span>.format(GCP_STATIC_BUCKET)</text:p>
      <text:p text:style-name="P1">MEDIA_URL = <text:span text:style-name="T3">'https://</text:span><text:span text:style-name="T2">{}</text:span><text:span text:style-name="T3">.storage.googleapis.com/l/m/'</text:span>.format(GS_BUCKET_NAME)</text:p>
      <text:p text:style-name="P4"/>
      <text:p text:style-name="P2"># Addon List For writer Invoice</text:p>
      <text:p text:style-name="P1">VISUAL_RESUME_PRODUCT_LIST = [<text:span text:style-name="T6">305</text:span>, <text:span text:style-name="T6">306</text:span>, <text:span text:style-name="T6">307</text:span>, <text:span text:style-name="T6">308</text:span>, <text:span text:style-name="T6">309</text:span>]</text:p>
      <text:p text:style-name="P1">COVER_LETTER_PRODUCT_LIST = [<text:span text:style-name="T6">83</text:span>, ]</text:p>
      <text:p text:style-name="P1">SECOND_REGULAR_RESUME_PRODUCT_LIST = [<text:span text:style-name="T6">126</text:span>, <text:span text:style-name="T6">127</text:span>, <text:span text:style-name="T6">128</text:span>, <text:span text:style-name="T6">129</text:span>, <text:span text:style-name="T6">130</text:span>]</text:p>
      <text:p text:style-name="P2"># new flow product</text:p>
      <text:p text:style-name="P1">PORTFOLIO_PRODUCT_LIST = [<text:span text:style-name="T6">2632</text:span>, ]</text:p>
      <text:p text:style-name="P4"/>
      <text:p text:style-name="P2"># product list for linkedin resume services</text:p>
      <text:p text:style-name="P1">LINKEDIN_RESUME_FREE = [<text:span text:style-name="T6">2684</text:span>, <text:span text:style-name="T6">2685</text:span>]</text:p>
      <text:p text:style-name="P1">LINKEDIN_RESUME_COST = [<text:span text:style-name="T6">2682</text:span>, <text:span text:style-name="T6">2683</text:span>]</text:p>
      <text:p text:style-name="P1">LINKEDIN_RESUME_PRODUCTS = LINKEDIN_RESUME_FREE + LINKEDIN_RESUME_COST</text:p>
      <text:p text:style-name="P4"/>
      <text:p text:style-name="P2"><text:soft-page-break/>######## EMAIL SETTINGS ############</text:p>
      <text:p text:style-name="P1">EMAIL_HOST = <text:span text:style-name="T3">'172.22.65.228'</text:span></text:p>
      <text:p text:style-name="P1">EMAIL_PORT = <text:span text:style-name="T6">25</text:span></text:p>
      <text:p text:style-name="P1">EMAIL_HOST_USER = <text:span text:style-name="T3">''</text:span></text:p>
      <text:p text:style-name="P1">EMAIL_HOST_PASSWORD = <text:span text:style-name="T3">''</text:span></text:p>
      <text:p text:style-name="P1">EMAIL_USE_TLS = <text:span text:style-name="T6">0</text:span></text:p>
      <text:p text:style-name="P1">SERVER_EMAIL = <text:span text:style-name="T3">'learning@shine.com'</text:span></text:p>
      <text:p text:style-name="P1">DEFAULT_FROM_EMAIL = CONSULTANTS_EMAIL</text:p>
      <text:p text:style-name="P1">EMAIL_SERVER = <text:span text:style-name="T3">'http://localhost:8000'</text:span></text:p>
      <text:p text:style-name="P4"/>
      <text:p text:style-name="P2">###### SEARCH SETTINGS #######</text:p>
      <text:p text:style-name="P1">EXCLUDE_SEARCH_PRODUCTS = LINKEDIN_RESUME_PRODUCTS</text:p>
      <text:p text:style-name="P4"/>
      <text:p text:style-name="P2"># used for coupon generation for free feature product on payment realization</text:p>
      <text:p text:style-name="P1">FEATURE_PROFILE_PRODUCTS = [<text:span text:style-name="T6">1939</text:span>]</text:p>
      <text:p text:style-name="P4"/>
      <text:p text:style-name="P1"><text:span text:style-name="T1">for</text:span> conn, attrs <text:span text:style-name="T2">in</text:span> MONGO_SETTINGS.items():</text:p>
      <text:p text:style-name="P1"><text:span text:style-name="T1">try</text:span>:</text:p>
      <text:p text:style-name="P1"><text:span text:style-name="T1">if</text:span> attrs.get(<text:span text:style-name="T3">'REPSET'</text:span>):</text:p>
      <text:p text:style-name="P1">connect(attrs[<text:span text:style-name="T3">'DB_NAME'</text:span>],</text:p>
      <text:p text:style-name="P1"><text:span text:style-name="T5">host</text:span>=<text:span text:style-name="T3">"mongodb://"</text:span> + attrs[<text:span text:style-name="T3">'USERNAME'</text:span>] + <text:span text:style-name="T3">":"</text:span> + attrs[<text:span text:style-name="T3">'PASSWORD'</text:span>] + <text:span text:style-name="T3">"@"</text:span> + attrs[<text:span text:style-name="T3">'HOST'</text:span>],</text:p>
      <text:p text:style-name="P1"><text:span text:style-name="T5">maxPoolSize</text:span>=attrs[<text:span text:style-name="T3">'MAX_POOL_SIZE'</text:span>],</text:p>
      <text:p text:style-name="P1"><text:span text:style-name="T5">read_preference</text:span>=ReadPreference.SECONDARY_PREFERRED,</text:p>
      <text:p text:style-name="P1"><text:span text:style-name="T5">replicaSet</text:span>=attrs[<text:span text:style-name="T3">'REPSET'</text:span>],</text:p>
      <text:p text:style-name="P1">)</text:p>
      <text:p text:style-name="P1"><text:span text:style-name="T1">else</text:span>:</text:p>
      <text:p text:style-name="P1">connect(attrs[<text:span text:style-name="T3">'DB_NAME'</text:span>],</text:p>
      <text:p text:style-name="P1"><text:span text:style-name="T5">host</text:span>=<text:span text:style-name="T3">"mongodb://"</text:span> + attrs[<text:span text:style-name="T3">'USERNAME'</text:span>] + <text:span text:style-name="T3">":"</text:span> + attrs[<text:span text:style-name="T3">'PASSWORD'</text:span>] + <text:span text:style-name="T3">"@"</text:span> + attrs[</text:p>
      <text:p text:style-name="P1"><text:span text:style-name="T3">'HOST'</text:span>] + <text:span text:style-name="T3">"/?authSource=admin"</text:span>,</text:p>
      <text:p text:style-name="P1"><text:span text:style-name="T5">maxPoolSize</text:span>=attrs[<text:span text:style-name="T3">'MAX_POOL_SIZE'</text:span>]</text:p>
      <text:p text:style-name="P1">)</text:p>
      <text:p text:style-name="P1"><text:span text:style-name="T1">except</text:span> <text:span text:style-name="T7">Exception</text:span> <text:span text:style-name="T1">as</text:span> e:</text:p>
      <text:p text:style-name="P1">logging.getLogger(<text:span text:style-name="T3">'error_log'</text:span>).error(<text:span text:style-name="T3">" unable to connect to mongo </text:span><text:span text:style-name="T2">%s</text:span><text:span text:style-name="T3">"</text:span> % <text:span text:style-name="T8">repr</text:span>(e))</text:p>
      <text:p text:style-name="P3">continue</text:p>
      <text:p text:style-name="P7"/>
      <text:p text:style-name="P2"># test settings</text:p>
      <text:p text:style-name="P1"><text:span text:style-name="T2">class</text:span> <text:span text:style-name="T7">DisableMigrations</text:span>(<text:span text:style-name="T7">object</text:span>):</text:p>
      <text:p text:style-name="P4"/>
      <text:p text:style-name="P1"><text:span text:style-name="T2">def</text:span> <text:span text:style-name="T8">__contains__</text:span>(<text:span text:style-name="T5">self</text:span>, <text:span text:style-name="T5">item</text:span>):</text:p>
      <text:p text:style-name="P1"><text:span text:style-name="T1">return</text:span> <text:span text:style-name="T2">True</text:span></text:p>
      <text:p text:style-name="P4"/>
      <text:p text:style-name="P1"><text:span text:style-name="T2">def</text:span> <text:span text:style-name="T8">__getitem__</text:span>(<text:span text:style-name="T5">self</text:span>, <text:span text:style-name="T5">item</text:span>):</text:p>
      <text:p text:style-name="P1"><text:span text:style-name="T1">return</text:span> <text:span text:style-name="T2">None</text:span></text:p>
      <text:p text:style-name="P7"/>
      <text:p text:style-name="P1">TESTS_IN_PROGRESS = <text:span text:style-name="T2">False</text:span></text:p>
      <text:p text:style-name="P1"><text:span text:style-name="T1">if</text:span> <text:span text:style-name="T3">'test'</text:span> <text:span text:style-name="T2">in</text:span> sys.argv[<text:span text:style-name="T6">1</text:span>:]:</text:p>
      <text:p text:style-name="P1">DEBUG = <text:span text:style-name="T2">False</text:span></text:p>
      <text:p text:style-name="P1">TEMPLATE_DEBUG = <text:span text:style-name="T2">False</text:span></text:p>
      <text:p text:style-name="P1">TESTS_IN_PROGRESS = <text:span text:style-name="T2">True</text:span></text:p>
      <text:p text:style-name="P1"><text:soft-page-break/>MIGRATION_MODULES = DisableMigrations()</text:p>
      <text:p text:style-name="P4"/>
      <text:p text:style-name="P2">########### CMS STATIC PAGE RENDERING ID#########</text:p>
      <text:p text:style-name="P4"/>
      <text:p text:style-name="P1">CMS_ID = [<text:span text:style-name="T6">1</text:span>]</text:p>
      <text:p text:style-name="P1">FEATURE_PROFILE_EXCLUDE = [<text:span text:style-name="T6">1941</text:span>]</text:p>
      <text:p text:style-name="P1">SERVICE_PAGE_ID_SLUG_MAPPING = {<text:span text:style-name="T3">"45"</text:span>: <text:span text:style-name="T3">"resume-writing"</text:span>}</text:p>
      <text:p text:style-name="P1">IS_MAINTENANCE = <text:span text:style-name="T2">False</text:span></text:p>
      <text:p text:style-name="P1">MAINTENANCE_MESSAGE = <text:span text:style-name="T3">"This site will be under maintenance from 9 pm to 12 pm on Friday, 11 Jan, 2019."</text:span></text:p>
      <text:p text:style-name="P4"/>
      <text:p text:style-name="P2">############### VIRTUAL_ENV PATH</text:p>
      <text:p text:style-name="P1">VENV_PATH = <text:span text:style-name="T3">"/root/virtualenvs/careerplus3.6/bin/python3"</text:span></text:p>
      <text:p text:style-name="P1">CODE_PATH = <text:span text:style-name="T3">"/code/careerplus/"</text:span></text:p>
      <text:p text:style-name="P4"/>
      <text:p text:style-name="P1">EXOTEL_DICT = {</text:p>
      <text:p text:style-name="P1"><text:span text:style-name="T3">'token'</text:span>: <text:span text:style-name="T3">'9e4df38c0c3bd1009ca142da306d827e71e74737'</text:span>,</text:p>
      <text:p text:style-name="P1"><text:span text:style-name="T3">'sid'</text:span>: <text:span text:style-name="T3">'hindustantimes3'</text:span>,</text:p>
      <text:p text:style-name="P1"><text:span text:style-name="T3">'callerid'</text:span>: <text:span text:style-name="T3">'08047105151'</text:span>,</text:p>
      <text:p text:style-name="P1"><text:span text:style-name="T3">'url'</text:span>: <text:span text:style-name="T3">'https://</text:span><text:span text:style-name="T2">{sid}</text:span><text:span text:style-name="T3">:</text:span><text:span text:style-name="T2">{token}</text:span><text:span text:style-name="T3">@api.exotel.com/v1/Accounts/</text:span><text:span text:style-name="T2">{sid}</text:span><text:span text:style-name="T3">/Calls/connect.json'</text:span>,</text:p>
      <text:p text:style-name="P1"><text:span text:style-name="T3">'record_url'</text:span>: <text:span text:style-name="T3">'https://</text:span><text:span text:style-name="T2">{sid}</text:span><text:span text:style-name="T3">:</text:span><text:span text:style-name="T2">{token}</text:span><text:span text:style-name="T3">@api.exotel.com/v1/Accounts/</text:span><text:span text:style-name="T2">{sid}</text:span><text:span text:style-name="T3">/Calls/</text:span><text:span text:style-name="T2">{callid}</text:span><text:span text:style-name="T3">.json'</text:span>,</text:p>
      <text:p text:style-name="P1"><text:span text:style-name="T3">'check_dnd_url'</text:span>: <text:span text:style-name="T3">'https://</text:span><text:span text:style-name="T2">{sid}</text:span><text:span text:style-name="T3">:</text:span><text:span text:style-name="T2">{token}</text:span><text:span text:style-name="T3">@api.exotel.com/v1/Accounts/</text:span><text:span text:style-name="T2">{sid}</text:span><text:span text:style-name="T3">/Numbers/</text:span><text:span text:style-name="T2">{number}</text:span><text:span text:style-name="T3">.json'</text:span>,</text:p>
      <text:p text:style-name="P1">}</text:p>
      <text:p text:style-name="P4"/>
      <text:p text:style-name="P1">RESUME_BUILDER_NON_COMBO_PID = <text:span text:style-name="T6">3092</text:span></text:p>
      <text:p text:style-name="P1">URL_SHORTENER_ACCESS_TOKEN = <text:span text:style-name="T3">"29d325106d379436d7fbe9dc76844350859d24c1"</text:span></text:p>
      <text:p text:style-name="P2"># Neo Settings</text:p>
      <text:p text:style-name="P1">NEO_TOKEN = <text:span text:style-name="T3">"xRm7FoiyQ221ZL7MV07zEOtcF3xrPcCTXYKmAnA5ylPtFWYCWJS6XqgXoHFsmuPR"</text:span></text:p>
      <text:p text:style-name="P1">NEO_URL = {</text:p>
      <text:p text:style-name="P1"><text:span text:style-name="T3">'pt_result'</text:span>: <text:span text:style-name="T3">'https://etestapi.dyned.com/pt/result'</text:span>,</text:p>
      <text:p text:style-name="P1"><text:span text:style-name="T3">'board_user'</text:span>: <text:span text:style-name="T3">'https://universaldashboard.id.dyned.com/api/v1/student/onboard'</text:span>,</text:p>
      <text:p text:style-name="P1"><text:span text:style-name="T3">'user_detail'</text:span>: <text:span text:style-name="T3">'https://universaldashboard.id.dyned.com/api/v1/student/'</text:span>,</text:p>
      <text:p text:style-name="P1"><text:span text:style-name="T3">'jwt_token'</text:span>: <text:span text:style-name="T3">'https://myneo.space/api/v1/jwt/token-request'</text:span>,</text:p>
      <text:p text:style-name="P1"><text:span text:style-name="T3">'get-sso-profile'</text:span>: <text:span text:style-name="T3">'https://myneo.space/api/v1/sso/user/</text:span><text:span text:style-name="T2">{}</text:span><text:span text:style-name="T3">/get/</text:span><text:span text:style-name="T2">{}</text:span><text:span text:style-name="T3">'</text:span>,</text:p>
      <text:p text:style-name="P1"><text:span text:style-name="T3">'update-sso-profile'</text:span>: <text:span text:style-name="T3">'https://myneo.space/api/v1/dsa/admin/update-profile-sso/</text:span><text:span text:style-name="T2">{}</text:span><text:span text:style-name="T3">'</text:span></text:p>
      <text:p text:style-name="P1">}</text:p>
      <text:p text:style-name="P1">NEO_USERNAME = <text:span text:style-name="T3">'shineadmin@shine.com'</text:span></text:p>
      <text:p text:style-name="P1">NEO_PASSWORD = <text:span text:style-name="T3">'MPgddK5vpM'</text:span></text:p>
      <text:p text:style-name="P4"/>
      <text:p text:style-name="P2">#Candidate Mongo Settings</text:p>
      <text:p text:style-name="P1">CANDIDATE_MONGO_PORT = <text:span text:style-name="T3">':27017'</text:span></text:p>
      <text:p text:style-name="P1">CANDIDATE_MONGO_USERNAME = <text:span text:style-name="T3">'candadmin'</text:span></text:p>
      <text:p text:style-name="P1">CANDIDATE_MONGO_PASSWORD = <text:span text:style-name="T3">'candadmin'</text:span></text:p>
      <text:p text:style-name="P1">CANDIDATE_MONGO_INSTANCE_STR = <text:span text:style-name="T3">'172.22.67.226:27017'</text:span></text:p>
      <text:p text:style-name="P1">CANDIDATE_MONGO_DB = <text:span text:style-name="T3">'sumoplus'</text:span></text:p>
      <text:p text:style-name="P1">DEFAULT_RECOMMEND_PRODUCT = [<text:span text:style-name="T6">2634</text:span>,<text:span text:style-name="T6">2787</text:span>]</text:p>
      <text:p text:style-name="P4"/>
      <text:p text:style-name="P1"><text:span text:style-name="T1">try</text:span>:</text:p>
      <text:p text:style-name="P1"><text:span text:style-name="T1">from</text:span> .settings_local <text:span text:style-name="T1">import</text:span> *</text:p>
      <text:p text:style-name="P1"><text:soft-page-break/><text:span text:style-name="T1">except</text:span>:</text:p>
      <text:p text:style-name="P3">pass</text:p>
      <text:p text:style-name="P7"/>
      <text:p text:style-name="P2">##for testing purpose using live working key</text:p>
      <text:p text:style-name="P4"/>
      <text:p text:style-name="P2"># CCAVENUE_WORKING_KEY = 'BB84397177B2D640744BA272627C2A61'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0:17:29.890935351</meta:creation-date>
    <dc:date>2020-03-04T10:17:40.887353330</dc:date>
    <meta:editing-duration>PT12S</meta:editing-duration>
    <meta:editing-cycles>1</meta:editing-cycles>
    <meta:document-statistic meta:table-count="0" meta:image-count="0" meta:object-count="0" meta:page-count="10" meta:paragraph-count="401" meta:word-count="1148" meta:character-count="14204" meta:non-whitespace-character-count="13459"/>
    <meta:generator>LibreOffice/6.0.7.3$Linux_X86_64 LibreOffice_project/00m0$Build-3</meta:generator>
  </office:meta>
</office:document-meta>
</file>